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9266666666666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97.2pt" style:use-optimal-row-height="true" fo:break-before="auto"/>
    </style:style>
    <style:style style:name="ro4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30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9" table:style-name="ce5"/>
          <table:table-cell office:value-type="string" table:style-name="ce6">
            <text:p>資料月份：113 年1月</text:p>
          </table:table-cell>
          <table:table-cell table:number-columns-repeated="2" table:style-name="ce5"/>
          <table:table-cell table:style-name="ce7"/>
          <table:table-cell table:number-columns-repeated="16370"/>
        </table:table-row>
        <table:table-row table:style-name="ro3">
          <table:table-cell office:value-type="string" table:style-name="ce8">
            <text:p>金融機構名稱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10">
            <text:p>逾期三個月以上帳款占應收帳款餘額(含催收款)之比率(%)</text:p>
          </table:table-cell>
          <table:table-cell office:value-type="string" table:style-name="ce10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銀行</text:p>
          </table:table-cell>
          <table:table-cell office:value-type="float" office:value="258586" table:style-name="ce12">
            <text:p>258,586</text:p>
          </table:table-cell>
          <table:table-cell office:value-type="float" office:value="127967" table:style-name="ce12">
            <text:p>127,967</text:p>
          </table:table-cell>
          <table:table-cell office:value-type="float" office:value="1692" table:style-name="ce12">
            <text:p>1,692</text:p>
          </table:table-cell>
          <table:table-cell office:value-type="float" office:value="1177" table:style-name="ce12">
            <text:p>1,177</text:p>
          </table:table-cell>
          <table:table-cell office:value-type="float" office:value="166737" table:style-name="ce12">
            <text:p>166,737</text:p>
          </table:table-cell>
          <table:table-cell office:value-type="float" office:value="43252" table:style-name="ce12">
            <text:p>43,252</text:p>
          </table:table-cell>
          <table:table-cell office:value-type="float" office:value="1040677" table:style-name="ce12">
            <text:p>1,040,677</text:p>
          </table:table-cell>
          <table:table-cell office:value-type="float" office:value="491" table:style-name="ce12">
            <text:p>491</text:p>
          </table:table-cell>
          <table:table-cell office:value-type="float" office:value="0.13" table:style-name="ce13">
            <text:p>0.13</text:p>
          </table:table-cell>
          <table:table-cell office:value-type="float" office:value="0.05" table:style-name="ce13">
            <text:p>0.05</text:p>
          </table:table-cell>
          <table:table-cell office:value-type="float" office:value="991.11" table:style-name="ce13">
            <text:p>991.11</text:p>
          </table:table-cell>
          <table:table-cell office:value-type="float" office:value="1056" table:style-name="ce12">
            <text:p>1,056</text:p>
          </table:table-cell>
          <table:table-cell office:value-type="float" office:value="1056" table:style-name="ce12">
            <text:p>1,056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土地銀行</text:p>
          </table:table-cell>
          <table:table-cell office:value-type="float" office:value="321226" table:style-name="ce12">
            <text:p>321,226</text:p>
          </table:table-cell>
          <table:table-cell office:value-type="float" office:value="147104" table:style-name="ce12">
            <text:p>147,104</text:p>
          </table:table-cell>
          <table:table-cell office:value-type="float" office:value="1319" table:style-name="ce12">
            <text:p>1,319</text:p>
          </table:table-cell>
          <table:table-cell office:value-type="float" office:value="3579" table:style-name="ce12">
            <text:p>3,579</text:p>
          </table:table-cell>
          <table:table-cell office:value-type="float" office:value="337739" table:style-name="ce12">
            <text:p>337,739</text:p>
          </table:table-cell>
          <table:table-cell office:value-type="float" office:value="84267" table:style-name="ce12">
            <text:p>84,267</text:p>
          </table:table-cell>
          <table:table-cell office:value-type="float" office:value="936875" table:style-name="ce12">
            <text:p>936,875</text:p>
          </table:table-cell>
          <table:table-cell office:value-type="float" office:value="516" table:style-name="ce12">
            <text:p>516</text:p>
          </table:table-cell>
          <table:table-cell office:value-type="float" office:value="0.2" table:style-name="ce13">
            <text:p>0.20</text:p>
          </table:table-cell>
          <table:table-cell office:value-type="float" office:value="0.19" table:style-name="ce13">
            <text:p>0.19</text:p>
          </table:table-cell>
          <table:table-cell office:value-type="float" office:value="1062.6199999999999" table:style-name="ce13">
            <text:p>1,062.62</text:p>
          </table:table-cell>
          <table:table-cell office:value-type="float" office:value="1594" table:style-name="ce12">
            <text:p>1,594</text:p>
          </table:table-cell>
          <table:table-cell office:value-type="float" office:value="1594" table:style-name="ce12">
            <text:p>1,594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合作金庫商業銀行</text:p>
          </table:table-cell>
          <table:table-cell office:value-type="float" office:value="686947" table:style-name="ce12">
            <text:p>686,947</text:p>
          </table:table-cell>
          <table:table-cell office:value-type="float" office:value="400293" table:style-name="ce12">
            <text:p>400,293</text:p>
          </table:table-cell>
          <table:table-cell office:value-type="float" office:value="5082" table:style-name="ce12">
            <text:p>5,082</text:p>
          </table:table-cell>
          <table:table-cell office:value-type="float" office:value="5024" table:style-name="ce12">
            <text:p>5,024</text:p>
          </table:table-cell>
          <table:table-cell office:value-type="float" office:value="984711" table:style-name="ce12">
            <text:p>984,711</text:p>
          </table:table-cell>
          <table:table-cell office:value-type="float" office:value="830818" table:style-name="ce12">
            <text:p>830,818</text:p>
          </table:table-cell>
          <table:table-cell office:value-type="float" office:value="4030771" table:style-name="ce12">
            <text:p>4,030,771</text:p>
          </table:table-cell>
          <table:table-cell office:value-type="float" office:value="1881" table:style-name="ce12">
            <text:p>1,881</text:p>
          </table:table-cell>
          <table:table-cell office:value-type="float" office:value="0.15" table:style-name="ce13">
            <text:p>0.15</text:p>
          </table:table-cell>
          <table:table-cell office:value-type="float" office:value="0.13" table:style-name="ce13">
            <text:p>0.13</text:p>
          </table:table-cell>
          <table:table-cell office:value-type="float" office:value="484.48" table:style-name="ce13">
            <text:p>484.48</text:p>
          </table:table-cell>
          <table:table-cell office:value-type="float" office:value="5713" table:style-name="ce12">
            <text:p>5,713</text:p>
          </table:table-cell>
          <table:table-cell office:value-type="float" office:value="5713" table:style-name="ce12">
            <text:p>5,71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第一商業銀行</text:p>
          </table:table-cell>
          <table:table-cell office:value-type="float" office:value="1568718" table:style-name="ce12">
            <text:p>1,568,718</text:p>
          </table:table-cell>
          <table:table-cell office:value-type="float" office:value="945549" table:style-name="ce12">
            <text:p>945,549</text:p>
          </table:table-cell>
          <table:table-cell office:value-type="float" office:value="18592" table:style-name="ce12">
            <text:p>18,592</text:p>
          </table:table-cell>
          <table:table-cell office:value-type="float" office:value="10594" table:style-name="ce12">
            <text:p>10,594</text:p>
          </table:table-cell>
          <table:table-cell office:value-type="float" office:value="1480418" table:style-name="ce12">
            <text:p>1,480,418</text:p>
          </table:table-cell>
          <table:table-cell office:value-type="float" office:value="2199478" table:style-name="ce12">
            <text:p>2,199,478</text:p>
          </table:table-cell>
          <table:table-cell office:value-type="float" office:value="7052008" table:style-name="ce12">
            <text:p>7,052,008</text:p>
          </table:table-cell>
          <table:table-cell office:value-type="float" office:value="7196" table:style-name="ce12">
            <text:p>7,196</text:p>
          </table:table-cell>
          <table:table-cell office:value-type="float" office:value="0.19" table:style-name="ce13">
            <text:p>0.19</text:p>
          </table:table-cell>
          <table:table-cell office:value-type="float" office:value="0" table:style-name="ce13">
            <text:p>0.00</text:p>
          </table:table-cell>
          <table:table-cell office:value-type="float" office:value="878.54" table:style-name="ce13">
            <text:p>878.54</text:p>
          </table:table-cell>
          <table:table-cell office:value-type="float" office:value="7271" table:style-name="ce12">
            <text:p>7,271</text:p>
          </table:table-cell>
          <table:table-cell office:value-type="float" office:value="7271" table:style-name="ce12">
            <text:p>7,271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華南商業銀行</text:p>
          </table:table-cell>
          <table:table-cell office:value-type="float" office:value="1071645" table:style-name="ce12">
            <text:p>1,071,645</text:p>
          </table:table-cell>
          <table:table-cell office:value-type="float" office:value="832947" table:style-name="ce12">
            <text:p>832,947</text:p>
          </table:table-cell>
          <table:table-cell office:value-type="float" office:value="16592" table:style-name="ce12">
            <text:p>16,592</text:p>
          </table:table-cell>
          <table:table-cell office:value-type="float" office:value="8993" table:style-name="ce12">
            <text:p>8,993</text:p>
          </table:table-cell>
          <table:table-cell office:value-type="float" office:value="1088644" table:style-name="ce12">
            <text:p>1,088,644</text:p>
          </table:table-cell>
          <table:table-cell office:value-type="float" office:value="4401647" table:style-name="ce12">
            <text:p>4,401,647</text:p>
          </table:table-cell>
          <table:table-cell office:value-type="float" office:value="5385864" table:style-name="ce12">
            <text:p>5,385,864</text:p>
          </table:table-cell>
          <table:table-cell office:value-type="float" office:value="1823" table:style-name="ce12">
            <text:p>1,823</text:p>
          </table:table-cell>
          <table:table-cell office:value-type="float" office:value="0.11" table:style-name="ce13">
            <text:p>0.11</text:p>
          </table:table-cell>
          <table:table-cell office:value-type="float" office:value="0" table:style-name="ce13">
            <text:p>0.00</text:p>
          </table:table-cell>
          <table:table-cell office:value-type="float" office:value="411.2" table:style-name="ce13">
            <text:p>411.2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彰化商業銀行</text:p>
          </table:table-cell>
          <table:table-cell office:value-type="float" office:value="621908" table:style-name="ce12">
            <text:p>621,908</text:p>
          </table:table-cell>
          <table:table-cell office:value-type="float" office:value="287216" table:style-name="ce12">
            <text:p>287,216</text:p>
          </table:table-cell>
          <table:table-cell office:value-type="float" office:value="5588" table:style-name="ce12">
            <text:p>5,588</text:p>
          </table:table-cell>
          <table:table-cell office:value-type="float" office:value="9430" table:style-name="ce12">
            <text:p>9,430</text:p>
          </table:table-cell>
          <table:table-cell office:value-type="float" office:value="347918" table:style-name="ce12">
            <text:p>347,918</text:p>
          </table:table-cell>
          <table:table-cell office:value-type="float" office:value="702184" table:style-name="ce12">
            <text:p>702,184</text:p>
          </table:table-cell>
          <table:table-cell office:value-type="float" office:value="2084775" table:style-name="ce12">
            <text:p>2,084,775</text:p>
          </table:table-cell>
          <table:table-cell office:value-type="float" office:value="1200" table:style-name="ce12">
            <text:p>1,200</text:p>
          </table:table-cell>
          <table:table-cell office:value-type="float" office:value="0.16" table:style-name="ce13">
            <text:p>0.16</text:p>
          </table:table-cell>
          <table:table-cell office:value-type="float" office:value="0" table:style-name="ce13">
            <text:p>0.00</text:p>
          </table:table-cell>
          <table:table-cell office:value-type="float" office:value="683.16" table:style-name="ce13">
            <text:p>683.16</text:p>
          </table:table-cell>
          <table:table-cell office:value-type="float" office:value="1979" table:style-name="ce12">
            <text:p>1,979</text:p>
          </table:table-cell>
          <table:table-cell office:value-type="float" office:value="1979" table:style-name="ce12">
            <text:p>1,97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上海商業儲蓄銀行</text:p>
          </table:table-cell>
          <table:table-cell office:value-type="float" office:value="479418" table:style-name="ce12">
            <text:p>479,418</text:p>
          </table:table-cell>
          <table:table-cell office:value-type="float" office:value="213866" table:style-name="ce12">
            <text:p>213,866</text:p>
          </table:table-cell>
          <table:table-cell office:value-type="float" office:value="2412" table:style-name="ce12">
            <text:p>2,412</text:p>
          </table:table-cell>
          <table:table-cell office:value-type="float" office:value="2763" table:style-name="ce12">
            <text:p>2,763</text:p>
          </table:table-cell>
          <table:table-cell office:value-type="float" office:value="624086" table:style-name="ce12">
            <text:p>624,086</text:p>
          </table:table-cell>
          <table:table-cell office:value-type="float" office:value="1881126" table:style-name="ce12">
            <text:p>1,881,126</text:p>
          </table:table-cell>
          <table:table-cell office:value-type="float" office:value="1820129" table:style-name="ce12">
            <text:p>1,820,129</text:p>
          </table:table-cell>
          <table:table-cell office:value-type="float" office:value="5221" table:style-name="ce12">
            <text:p>5,221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11" table:style-name="ce13">
            <text:p>0.11</text:p>
          </table:table-cell>
          <table:table-cell office:value-type="float" office:value="1099.17" table:style-name="ce13">
            <text:p>1,099.17</text:p>
          </table:table-cell>
          <table:table-cell office:value-type="float" office:value="4179" table:style-name="ce12">
            <text:p>4,179</text:p>
          </table:table-cell>
          <table:table-cell office:value-type="float" office:value="4179" table:style-name="ce12">
            <text:p>4,17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北富邦商業銀行</text:p>
          </table:table-cell>
          <table:table-cell office:value-type="float" office:value="7272793" table:style-name="ce12">
            <text:p>7,272,793</text:p>
          </table:table-cell>
          <table:table-cell office:value-type="float" office:value="5563109" table:style-name="ce12">
            <text:p>5,563,109</text:p>
          </table:table-cell>
          <table:table-cell office:value-type="float" office:value="83366" table:style-name="ce12">
            <text:p>83,366</text:p>
          </table:table-cell>
          <table:table-cell office:value-type="float" office:value="25054" table:style-name="ce12">
            <text:p>25,054</text:p>
          </table:table-cell>
          <table:table-cell office:value-type="float" office:value="9294616" table:style-name="ce12">
            <text:p>9,294,616</text:p>
          </table:table-cell>
          <table:table-cell office:value-type="float" office:value="34309387" table:style-name="ce12">
            <text:p>34,309,387</text:p>
          </table:table-cell>
          <table:table-cell office:value-type="float" office:value="54556397" table:style-name="ce12">
            <text:p>54,556,397</text:p>
          </table:table-cell>
          <table:table-cell office:value-type="float" office:value="123394" table:style-name="ce12">
            <text:p>123,394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1457.69" table:style-name="ce13">
            <text:p>1,457.69</text:p>
          </table:table-cell>
          <table:table-cell office:value-type="float" office:value="54463" table:style-name="ce12">
            <text:p>54,463</text:p>
          </table:table-cell>
          <table:table-cell office:value-type="float" office:value="54463" table:style-name="ce12">
            <text:p>54,46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國泰世華商業銀行</text:p>
          </table:table-cell>
          <table:table-cell office:value-type="float" office:value="7210022" table:style-name="ce12">
            <text:p>7,210,022</text:p>
          </table:table-cell>
          <table:table-cell office:value-type="float" office:value="4658656" table:style-name="ce12">
            <text:p>4,658,656</text:p>
          </table:table-cell>
          <table:table-cell office:value-type="float" office:value="49827" table:style-name="ce12">
            <text:p>49,827</text:p>
          </table:table-cell>
          <table:table-cell office:value-type="float" office:value="37519" table:style-name="ce12">
            <text:p>37,519</text:p>
          </table:table-cell>
          <table:table-cell office:value-type="float" office:value="19189589" table:style-name="ce12">
            <text:p>19,189,589</text:p>
          </table:table-cell>
          <table:table-cell office:value-type="float" office:value="27213131" table:style-name="ce12">
            <text:p>27,213,131</text:p>
          </table:table-cell>
          <table:table-cell office:value-type="float" office:value="60113702" table:style-name="ce12">
            <text:p>60,113,702</text:p>
          </table:table-cell>
          <table:table-cell office:value-type="float" office:value="238470" table:style-name="ce12">
            <text:p>238,470</text:p>
          </table:table-cell>
          <table:table-cell office:value-type="float" office:value="0.21" table:style-name="ce13">
            <text:p>0.21</text:p>
          </table:table-cell>
          <table:table-cell office:value-type="float" office:value="0" table:style-name="ce13">
            <text:p>0.00</text:p>
          </table:table-cell>
          <table:table-cell office:value-type="float" office:value="1396.91" table:style-name="ce13">
            <text:p>1,396.91</text:p>
          </table:table-cell>
          <table:table-cell office:value-type="float" office:value="74561" table:style-name="ce12">
            <text:p>74,561</text:p>
          </table:table-cell>
          <table:table-cell office:value-type="float" office:value="74561" table:style-name="ce12">
            <text:p>74,561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高雄銀行</text:p>
          </table:table-cell>
          <table:table-cell office:value-type="float" office:value="9891" table:style-name="ce12">
            <text:p>9,891</text:p>
          </table:table-cell>
          <table:table-cell office:value-type="float" office:value="4477" table:style-name="ce12">
            <text:p>4,477</text:p>
          </table:table-cell>
          <table:table-cell office:value-type="float" office:value="15" table:style-name="ce12">
            <text:p>15</text:p>
          </table:table-cell>
          <table:table-cell office:value-type="float" office:value="80" table:style-name="ce12">
            <text:p>80</text:p>
          </table:table-cell>
          <table:table-cell office:value-type="float" office:value="15167" table:style-name="ce12">
            <text:p>15,167</text:p>
          </table:table-cell>
          <table:table-cell office:value-type="float" office:value="617" table:style-name="ce12">
            <text:p>617</text:p>
          </table:table-cell>
          <table:table-cell office:value-type="float" office:value="184600" table:style-name="ce12">
            <text:p>184,600</text:p>
          </table:table-cell>
          <table:table-cell office:value-type="float" office:value="65" table:style-name="ce12">
            <text:p>65</text:p>
          </table:table-cell>
          <table:table-cell office:value-type="float" office:value="0.5" table:style-name="ce13">
            <text:p>0.50</text:p>
          </table:table-cell>
          <table:table-cell office:value-type="float" office:value="0.5" table:style-name="ce13">
            <text:p>0.50</text:p>
          </table:table-cell>
          <table:table-cell office:value-type="float" office:value="189.98" table:style-name="ce13">
            <text:p>189.9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兆豐國際商業銀行</text:p>
          </table:table-cell>
          <table:table-cell office:value-type="float" office:value="1154717" table:style-name="ce12">
            <text:p>1,154,717</text:p>
          </table:table-cell>
          <table:table-cell office:value-type="float" office:value="657160" table:style-name="ce12">
            <text:p>657,160</text:p>
          </table:table-cell>
          <table:table-cell office:value-type="float" office:value="8550" table:style-name="ce12">
            <text:p>8,550</text:p>
          </table:table-cell>
          <table:table-cell office:value-type="float" office:value="4933" table:style-name="ce12">
            <text:p>4,933</text:p>
          </table:table-cell>
          <table:table-cell office:value-type="float" office:value="1728614" table:style-name="ce12">
            <text:p>1,728,614</text:p>
          </table:table-cell>
          <table:table-cell office:value-type="float" office:value="3018161" table:style-name="ce12">
            <text:p>3,018,161</text:p>
          </table:table-cell>
          <table:table-cell office:value-type="float" office:value="4700568" table:style-name="ce12">
            <text:p>4,700,568</text:p>
          </table:table-cell>
          <table:table-cell office:value-type="float" office:value="14096" table:style-name="ce12">
            <text:p>14,096</text:p>
          </table:table-cell>
          <table:table-cell office:value-type="float" office:value="0.22" table:style-name="ce13">
            <text:p>0.22</text:p>
          </table:table-cell>
          <table:table-cell office:value-type="float" office:value="0.01" table:style-name="ce13">
            <text:p>0.01</text:p>
          </table:table-cell>
          <table:table-cell office:value-type="float" office:value="672.21" table:style-name="ce13">
            <text:p>672.21</text:p>
          </table:table-cell>
          <table:table-cell office:value-type="float" office:value="10956" table:style-name="ce12">
            <text:p>10,956</text:p>
          </table:table-cell>
          <table:table-cell office:value-type="float" office:value="10956" table:style-name="ce12">
            <text:p>10,956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花旗(台灣)商業銀行</text:p>
          </table:table-cell>
          <table:table-cell office:value-type="float" office:value="20293" table:style-name="ce12">
            <text:p>20,293</text:p>
          </table:table-cell>
          <table:table-cell office:value-type="float" office:value="12754" table:style-name="ce12">
            <text:p>12,754</text:p>
          </table:table-cell>
          <table:table-cell office:value-type="float" office:value="317" table:style-name="ce12">
            <text:p>317</text:p>
          </table:table-cell>
          <table:table-cell office:value-type="float" office:value="207" table:style-name="ce12">
            <text:p>20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95084" table:style-name="ce12">
            <text:p>395,084</text:p>
          </table:table-cell>
          <table:table-cell office:value-type="float" office:value="0" table:style-name="ce12">
            <text:p>0</text:p>
          </table:table-cell>
          <table:table-cell office:value-type="float" office:value="0.09" table:style-name="ce13">
            <text:p>0.09</text:p>
          </table:table-cell>
          <table:table-cell office:value-type="float" office:value="0" table:style-name="ce13">
            <text:p>0.00</text:p>
          </table:table-cell>
          <table:table-cell office:value-type="float" office:value="275.02" table:style-name="ce13">
            <text:p>275.0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中小企業銀行</text:p>
          </table:table-cell>
          <table:table-cell office:value-type="float" office:value="169946" table:style-name="ce12">
            <text:p>169,946</text:p>
          </table:table-cell>
          <table:table-cell office:value-type="float" office:value="96027" table:style-name="ce12">
            <text:p>96,027</text:p>
          </table:table-cell>
          <table:table-cell office:value-type="float" office:value="578" table:style-name="ce12">
            <text:p>578</text:p>
          </table:table-cell>
          <table:table-cell office:value-type="float" office:value="2508" table:style-name="ce12">
            <text:p>2,508</text:p>
          </table:table-cell>
          <table:table-cell office:value-type="float" office:value="276031" table:style-name="ce12">
            <text:p>276,031</text:p>
          </table:table-cell>
          <table:table-cell office:value-type="float" office:value="170168" table:style-name="ce12">
            <text:p>170,168</text:p>
          </table:table-cell>
          <table:table-cell office:value-type="float" office:value="941248" table:style-name="ce12">
            <text:p>941,248</text:p>
          </table:table-cell>
          <table:table-cell office:value-type="float" office:value="1360" table:style-name="ce12">
            <text:p>1,360</text:p>
          </table:table-cell>
          <table:table-cell office:value-type="float" office:value="0.19" table:style-name="ce13">
            <text:p>0.19</text:p>
          </table:table-cell>
          <table:table-cell office:value-type="float" office:value="0.04" table:style-name="ce13">
            <text:p>0.04</text:p>
          </table:table-cell>
          <table:table-cell office:value-type="float" office:value="244.19" table:style-name="ce13">
            <text:p>244.1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渣打國際商業銀行</text:p>
          </table:table-cell>
          <table:table-cell office:value-type="float" office:value="286518" table:style-name="ce12">
            <text:p>286,518</text:p>
          </table:table-cell>
          <table:table-cell office:value-type="float" office:value="188085" table:style-name="ce12">
            <text:p>188,085</text:p>
          </table:table-cell>
          <table:table-cell office:value-type="float" office:value="3984" table:style-name="ce12">
            <text:p>3,984</text:p>
          </table:table-cell>
          <table:table-cell office:value-type="float" office:value="4679" table:style-name="ce12">
            <text:p>4,679</text:p>
          </table:table-cell>
          <table:table-cell office:value-type="float" office:value="915006" table:style-name="ce12">
            <text:p>915,006</text:p>
          </table:table-cell>
          <table:table-cell office:value-type="float" office:value="619578" table:style-name="ce12">
            <text:p>619,578</text:p>
          </table:table-cell>
          <table:table-cell office:value-type="float" office:value="1947067" table:style-name="ce12">
            <text:p>1,947,067</text:p>
          </table:table-cell>
          <table:table-cell office:value-type="float" office:value="4286" table:style-name="ce12">
            <text:p>4,286</text:p>
          </table:table-cell>
          <table:table-cell office:value-type="float" office:value="0.22" table:style-name="ce13">
            <text:p>0.22</text:p>
          </table:table-cell>
          <table:table-cell office:value-type="float" office:value="0" table:style-name="ce13">
            <text:p>0.00</text:p>
          </table:table-cell>
          <table:table-cell office:value-type="float" office:value="799.77" table:style-name="ce13">
            <text:p>799.77</text:p>
          </table:table-cell>
          <table:table-cell office:value-type="float" office:value="3532" table:style-name="ce12">
            <text:p>3,532</text:p>
          </table:table-cell>
          <table:table-cell office:value-type="float" office:value="3532" table:style-name="ce12">
            <text:p>3,532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中商業銀行</text:p>
          </table:table-cell>
          <table:table-cell office:value-type="float" office:value="166208" table:style-name="ce12">
            <text:p>166,208</text:p>
          </table:table-cell>
          <table:table-cell office:value-type="float" office:value="81962" table:style-name="ce12">
            <text:p>81,962</text:p>
          </table:table-cell>
          <table:table-cell office:value-type="float" office:value="1907" table:style-name="ce12">
            <text:p>1,907</text:p>
          </table:table-cell>
          <table:table-cell office:value-type="float" office:value="852" table:style-name="ce12">
            <text:p>852</text:p>
          </table:table-cell>
          <table:table-cell office:value-type="float" office:value="214620" table:style-name="ce12">
            <text:p>214,620</text:p>
          </table:table-cell>
          <table:table-cell office:value-type="float" office:value="49649" table:style-name="ce12">
            <text:p>49,649</text:p>
          </table:table-cell>
          <table:table-cell office:value-type="float" office:value="689755" table:style-name="ce12">
            <text:p>689,755</text:p>
          </table:table-cell>
          <table:table-cell office:value-type="float" office:value="207" table:style-name="ce12">
            <text:p>207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1491.72" table:style-name="ce13">
            <text:p>1,491.72</text:p>
          </table:table-cell>
          <table:table-cell office:value-type="float" office:value="1917" table:style-name="ce12">
            <text:p>1,917</text:p>
          </table:table-cell>
          <table:table-cell office:value-type="float" office:value="1917" table:style-name="ce12">
            <text:p>1,917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滙豐(台灣)商業銀行</text:p>
          </table:table-cell>
          <table:table-cell office:value-type="float" office:value="718423" table:style-name="ce12">
            <text:p>718,423</text:p>
          </table:table-cell>
          <table:table-cell office:value-type="float" office:value="468302" table:style-name="ce12">
            <text:p>468,302</text:p>
          </table:table-cell>
          <table:table-cell office:value-type="float" office:value="16593" table:style-name="ce12">
            <text:p>16,593</text:p>
          </table:table-cell>
          <table:table-cell office:value-type="float" office:value="6792" table:style-name="ce12">
            <text:p>6,792</text:p>
          </table:table-cell>
          <table:table-cell office:value-type="float" office:value="1860783" table:style-name="ce12">
            <text:p>1,860,783</text:p>
          </table:table-cell>
          <table:table-cell office:value-type="float" office:value="1454268" table:style-name="ce12">
            <text:p>1,454,268</text:p>
          </table:table-cell>
          <table:table-cell office:value-type="float" office:value="8017786" table:style-name="ce12">
            <text:p>8,017,786</text:p>
          </table:table-cell>
          <table:table-cell office:value-type="float" office:value="20547" table:style-name="ce12">
            <text:p>20,547</text:p>
          </table:table-cell>
          <table:table-cell office:value-type="float" office:value="0.27" table:style-name="ce13">
            <text:p>0.27</text:p>
          </table:table-cell>
          <table:table-cell office:value-type="float" office:value="0" table:style-name="ce13">
            <text:p>0.00</text:p>
          </table:table-cell>
          <table:table-cell office:value-type="float" office:value="1232.6400000000001" table:style-name="ce13">
            <text:p>1,232.64</text:p>
          </table:table-cell>
          <table:table-cell office:value-type="float" office:value="10054" table:style-name="ce12">
            <text:p>10,054</text:p>
          </table:table-cell>
          <table:table-cell office:value-type="float" office:value="10054" table:style-name="ce12">
            <text:p>10,054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華泰商業銀行</text:p>
          </table:table-cell>
          <table:table-cell office:value-type="float" office:value="9021" table:style-name="ce12">
            <text:p>9,021</text:p>
          </table:table-cell>
          <table:table-cell office:value-type="float" office:value="4867" table:style-name="ce12">
            <text:p>4,867</text:p>
          </table:table-cell>
          <table:table-cell office:value-type="float" office:value="69" table:style-name="ce12">
            <text:p>69</text:p>
          </table:table-cell>
          <table:table-cell office:value-type="float" office:value="10" table:style-name="ce12">
            <text:p>10</text:p>
          </table:table-cell>
          <table:table-cell office:value-type="float" office:value="6936" table:style-name="ce12">
            <text:p>6,936</text:p>
          </table:table-cell>
          <table:table-cell office:value-type="float" office:value="2490" table:style-name="ce12">
            <text:p>2,490</text:p>
          </table:table-cell>
          <table:table-cell office:value-type="float" office:value="50747" table:style-name="ce12">
            <text:p>50,747</text:p>
          </table:table-cell>
          <table:table-cell office:value-type="float" office:value="0" table:style-name="ce12">
            <text:p>0</text:p>
          </table:table-cell>
          <table:table-cell office:value-type="float" office:value="0.35" table:style-name="ce13">
            <text:p>0.35</text:p>
          </table:table-cell>
          <table:table-cell office:value-type="float" office:value="0" table:style-name="ce13">
            <text:p>0.00</text:p>
          </table:table-cell>
          <table:table-cell office:value-type="float" office:value="756.84" table:style-name="ce13">
            <text:p>756.8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新光商業銀行</text:p>
          </table:table-cell>
          <table:table-cell office:value-type="float" office:value="1073546" table:style-name="ce12">
            <text:p>1,073,546</text:p>
          </table:table-cell>
          <table:table-cell office:value-type="float" office:value="599785" table:style-name="ce12">
            <text:p>599,785</text:p>
          </table:table-cell>
          <table:table-cell office:value-type="float" office:value="9940" table:style-name="ce12">
            <text:p>9,940</text:p>
          </table:table-cell>
          <table:table-cell office:value-type="float" office:value="7802" table:style-name="ce12">
            <text:p>7,802</text:p>
          </table:table-cell>
          <table:table-cell office:value-type="float" office:value="1634375" table:style-name="ce12">
            <text:p>1,634,375</text:p>
          </table:table-cell>
          <table:table-cell office:value-type="float" office:value="2423466" table:style-name="ce12">
            <text:p>2,423,466</text:p>
          </table:table-cell>
          <table:table-cell office:value-type="float" office:value="5130643" table:style-name="ce12">
            <text:p>5,130,643</text:p>
          </table:table-cell>
          <table:table-cell office:value-type="float" office:value="6374" table:style-name="ce12">
            <text:p>6,374</text:p>
          </table:table-cell>
          <table:table-cell office:value-type="float" office:value="0.18" table:style-name="ce13">
            <text:p>0.18</text:p>
          </table:table-cell>
          <table:table-cell office:value-type="float" office:value="0.03" table:style-name="ce13">
            <text:p>0.03</text:p>
          </table:table-cell>
          <table:table-cell office:value-type="float" office:value="320.95" table:style-name="ce13">
            <text:p>320.95</text:p>
          </table:table-cell>
          <table:table-cell office:value-type="float" office:value="7529" table:style-name="ce12">
            <text:p>7,529</text:p>
          </table:table-cell>
          <table:table-cell office:value-type="float" office:value="7529" table:style-name="ce12">
            <text:p>7,52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陽信商業銀行</text:p>
          </table:table-cell>
          <table:table-cell office:value-type="float" office:value="117518" table:style-name="ce12">
            <text:p>117,518</text:p>
          </table:table-cell>
          <table:table-cell office:value-type="float" office:value="57169" table:style-name="ce12">
            <text:p>57,169</text:p>
          </table:table-cell>
          <table:table-cell office:value-type="float" office:value="1578" table:style-name="ce12">
            <text:p>1,578</text:p>
          </table:table-cell>
          <table:table-cell office:value-type="float" office:value="1202" table:style-name="ce12">
            <text:p>1,202</text:p>
          </table:table-cell>
          <table:table-cell office:value-type="float" office:value="173137" table:style-name="ce12">
            <text:p>173,137</text:p>
          </table:table-cell>
          <table:table-cell office:value-type="float" office:value="121630" table:style-name="ce12">
            <text:p>121,630</text:p>
          </table:table-cell>
          <table:table-cell office:value-type="float" office:value="459164" table:style-name="ce12">
            <text:p>459,164</text:p>
          </table:table-cell>
          <table:table-cell office:value-type="float" office:value="33" table:style-name="ce12">
            <text:p>33</text:p>
          </table:table-cell>
          <table:table-cell office:value-type="float" office:value="0.37" table:style-name="ce13">
            <text:p>0.37</text:p>
          </table:table-cell>
          <table:table-cell office:value-type="float" office:value="0.01" table:style-name="ce13">
            <text:p>0.01</text:p>
          </table:table-cell>
          <table:table-cell office:value-type="float" office:value="629.95000000000005" table:style-name="ce13">
            <text:p>629.9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三信商業銀行</text:p>
          </table:table-cell>
          <table:table-cell office:value-type="float" office:value="19894" table:style-name="ce12">
            <text:p>19,894</text:p>
          </table:table-cell>
          <table:table-cell office:value-type="float" office:value="13136" table:style-name="ce12">
            <text:p>13,136</text:p>
          </table:table-cell>
          <table:table-cell office:value-type="float" office:value="400" table:style-name="ce12">
            <text:p>400</text:p>
          </table:table-cell>
          <table:table-cell office:value-type="float" office:value="141" table:style-name="ce12">
            <text:p>141</text:p>
          </table:table-cell>
          <table:table-cell office:value-type="float" office:value="30690" table:style-name="ce12">
            <text:p>30,690</text:p>
          </table:table-cell>
          <table:table-cell office:value-type="float" office:value="18789" table:style-name="ce12">
            <text:p>18,789</text:p>
          </table:table-cell>
          <table:table-cell office:value-type="float" office:value="132917" table:style-name="ce12">
            <text:p>132,917</text:p>
          </table:table-cell>
          <table:table-cell office:value-type="float" office:value="19" table:style-name="ce12">
            <text:p>19</text:p>
          </table:table-cell>
          <table:table-cell office:value-type="float" office:value="0.24" table:style-name="ce13">
            <text:p>0.24</text:p>
          </table:table-cell>
          <table:table-cell office:value-type="float" office:value="0" table:style-name="ce13">
            <text:p>0.00</text:p>
          </table:table-cell>
          <table:table-cell office:value-type="float" office:value="3798.13" table:style-name="ce13">
            <text:p>3,798.13</text:p>
          </table:table-cell>
          <table:table-cell office:value-type="float" office:value="67" table:style-name="ce12">
            <text:p>67</text:p>
          </table:table-cell>
          <table:table-cell office:value-type="float" office:value="67" table:style-name="ce12">
            <text:p>67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聯邦商業銀行</text:p>
          </table:table-cell>
          <table:table-cell office:value-type="float" office:value="2901641" table:style-name="ce12">
            <text:p>2,901,641</text:p>
          </table:table-cell>
          <table:table-cell office:value-type="float" office:value="1799609" table:style-name="ce12">
            <text:p>1,799,609</text:p>
          </table:table-cell>
          <table:table-cell office:value-type="float" office:value="52596" table:style-name="ce12">
            <text:p>52,596</text:p>
          </table:table-cell>
          <table:table-cell office:value-type="float" office:value="17936" table:style-name="ce12">
            <text:p>17,936</text:p>
          </table:table-cell>
          <table:table-cell office:value-type="float" office:value="6391504" table:style-name="ce12">
            <text:p>6,391,504</text:p>
          </table:table-cell>
          <table:table-cell office:value-type="float" office:value="5865368" table:style-name="ce12">
            <text:p>5,865,368</text:p>
          </table:table-cell>
          <table:table-cell office:value-type="float" office:value="17424769" table:style-name="ce12">
            <text:p>17,424,769</text:p>
          </table:table-cell>
          <table:table-cell office:value-type="float" office:value="43498" table:style-name="ce12">
            <text:p>43,498</text:p>
          </table:table-cell>
          <table:table-cell office:value-type="float" office:value="0.13" table:style-name="ce13">
            <text:p>0.13</text:p>
          </table:table-cell>
          <table:table-cell office:value-type="float" office:value="0" table:style-name="ce13">
            <text:p>0.00</text:p>
          </table:table-cell>
          <table:table-cell office:value-type="float" office:value="257.61" table:style-name="ce13">
            <text:p>257.61</text:p>
          </table:table-cell>
          <table:table-cell office:value-type="float" office:value="16790" table:style-name="ce12">
            <text:p>16,790</text:p>
          </table:table-cell>
          <table:table-cell office:value-type="float" office:value="16790" table:style-name="ce12">
            <text:p>16,79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遠東國際商業銀行</text:p>
          </table:table-cell>
          <table:table-cell office:value-type="float" office:value="1353549" table:style-name="ce12">
            <text:p>1,353,549</text:p>
          </table:table-cell>
          <table:table-cell office:value-type="float" office:value="974331" table:style-name="ce12">
            <text:p>974,331</text:p>
          </table:table-cell>
          <table:table-cell office:value-type="float" office:value="7661" table:style-name="ce12">
            <text:p>7,661</text:p>
          </table:table-cell>
          <table:table-cell office:value-type="float" office:value="6935" table:style-name="ce12">
            <text:p>6,935</text:p>
          </table:table-cell>
          <table:table-cell office:value-type="float" office:value="3455246" table:style-name="ce12">
            <text:p>3,455,246</text:p>
          </table:table-cell>
          <table:table-cell office:value-type="float" office:value="4571367" table:style-name="ce12">
            <text:p>4,571,367</text:p>
          </table:table-cell>
          <table:table-cell office:value-type="float" office:value="4750517" table:style-name="ce12">
            <text:p>4,750,517</text:p>
          </table:table-cell>
          <table:table-cell office:value-type="float" office:value="114350" table:style-name="ce12">
            <text:p>114,350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0.05" table:style-name="ce13">
            <text:p>0.05</text:p>
          </table:table-cell>
          <table:table-cell office:value-type="float" office:value="102.55" table:style-name="ce13">
            <text:p>102.55</text:p>
          </table:table-cell>
          <table:table-cell office:value-type="float" office:value="12541" table:style-name="ce12">
            <text:p>12,541</text:p>
          </table:table-cell>
          <table:table-cell office:value-type="float" office:value="12541" table:style-name="ce12">
            <text:p>12,541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元大商業銀行</text:p>
          </table:table-cell>
          <table:table-cell office:value-type="float" office:value="1205038" table:style-name="ce12">
            <text:p>1,205,038</text:p>
          </table:table-cell>
          <table:table-cell office:value-type="float" office:value="562150" table:style-name="ce12">
            <text:p>562,150</text:p>
          </table:table-cell>
          <table:table-cell office:value-type="float" office:value="5816" table:style-name="ce12">
            <text:p>5,816</text:p>
          </table:table-cell>
          <table:table-cell office:value-type="float" office:value="9170" table:style-name="ce12">
            <text:p>9,170</text:p>
          </table:table-cell>
          <table:table-cell office:value-type="float" office:value="1155924" table:style-name="ce12">
            <text:p>1,155,924</text:p>
          </table:table-cell>
          <table:table-cell office:value-type="float" office:value="3721029" table:style-name="ce12">
            <text:p>3,721,029</text:p>
          </table:table-cell>
          <table:table-cell office:value-type="float" office:value="5192159" table:style-name="ce12">
            <text:p>5,192,159</text:p>
          </table:table-cell>
          <table:table-cell office:value-type="float" office:value="17590" table:style-name="ce12">
            <text:p>17,590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888.39" table:style-name="ce13">
            <text:p>888.39</text:p>
          </table:table-cell>
          <table:table-cell office:value-type="float" office:value="5703" table:style-name="ce12">
            <text:p>5,703</text:p>
          </table:table-cell>
          <table:table-cell office:value-type="float" office:value="5703" table:style-name="ce12">
            <text:p>5,70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永豐商業銀行</text:p>
          </table:table-cell>
          <table:table-cell office:value-type="float" office:value="2217155" table:style-name="ce12">
            <text:p>2,217,155</text:p>
          </table:table-cell>
          <table:table-cell office:value-type="float" office:value="1265625" table:style-name="ce12">
            <text:p>1,265,625</text:p>
          </table:table-cell>
          <table:table-cell office:value-type="float" office:value="19643" table:style-name="ce12">
            <text:p>19,643</text:p>
          </table:table-cell>
          <table:table-cell office:value-type="float" office:value="10769" table:style-name="ce12">
            <text:p>10,769</text:p>
          </table:table-cell>
          <table:table-cell office:value-type="float" office:value="3803923" table:style-name="ce12">
            <text:p>3,803,923</text:p>
          </table:table-cell>
          <table:table-cell office:value-type="float" office:value="5098724" table:style-name="ce12">
            <text:p>5,098,724</text:p>
          </table:table-cell>
          <table:table-cell office:value-type="float" office:value="12451323" table:style-name="ce12">
            <text:p>12,451,323</text:p>
          </table:table-cell>
          <table:table-cell office:value-type="float" office:value="74715" table:style-name="ce12">
            <text:p>74,715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" table:style-name="ce13">
            <text:p>0.00</text:p>
          </table:table-cell>
          <table:table-cell office:value-type="float" office:value="645.46" table:style-name="ce13">
            <text:p>645.46</text:p>
          </table:table-cell>
          <table:table-cell office:value-type="float" office:value="16012" table:style-name="ce12">
            <text:p>16,012</text:p>
          </table:table-cell>
          <table:table-cell office:value-type="float" office:value="16012" table:style-name="ce12">
            <text:p>16,012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玉山商業銀行</text:p>
          </table:table-cell>
          <table:table-cell office:value-type="float" office:value="7227179" table:style-name="ce12">
            <text:p>7,227,179</text:p>
          </table:table-cell>
          <table:table-cell office:value-type="float" office:value="4826736" table:style-name="ce12">
            <text:p>4,826,736</text:p>
          </table:table-cell>
          <table:table-cell office:value-type="float" office:value="55987" table:style-name="ce12">
            <text:p>55,987</text:p>
          </table:table-cell>
          <table:table-cell office:value-type="float" office:value="59531" table:style-name="ce12">
            <text:p>59,531</text:p>
          </table:table-cell>
          <table:table-cell office:value-type="float" office:value="13296816" table:style-name="ce12">
            <text:p>13,296,816</text:p>
          </table:table-cell>
          <table:table-cell office:value-type="float" office:value="23959260" table:style-name="ce12">
            <text:p>23,959,260</text:p>
          </table:table-cell>
          <table:table-cell office:value-type="float" office:value="47055787" table:style-name="ce12">
            <text:p>47,055,787</text:p>
          </table:table-cell>
          <table:table-cell office:value-type="float" office:value="271037" table:style-name="ce12">
            <text:p>271,037</text:p>
          </table:table-cell>
          <table:table-cell office:value-type="float" office:value="0.23" table:style-name="ce13">
            <text:p>0.23</text:p>
          </table:table-cell>
          <table:table-cell office:value-type="float" office:value="0.03" table:style-name="ce13">
            <text:p>0.03</text:p>
          </table:table-cell>
          <table:table-cell office:value-type="float" office:value="330.14" table:style-name="ce13">
            <text:p>330.14</text:p>
          </table:table-cell>
          <table:table-cell office:value-type="float" office:value="47165" table:style-name="ce12">
            <text:p>47,165</text:p>
          </table:table-cell>
          <table:table-cell office:value-type="float" office:value="47165" table:style-name="ce12">
            <text:p>47,165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凱基商業銀行</text:p>
          </table:table-cell>
          <table:table-cell office:value-type="float" office:value="370720" table:style-name="ce12">
            <text:p>370,720</text:p>
          </table:table-cell>
          <table:table-cell office:value-type="float" office:value="178326" table:style-name="ce12">
            <text:p>178,326</text:p>
          </table:table-cell>
          <table:table-cell office:value-type="float" office:value="1777" table:style-name="ce12">
            <text:p>1,777</text:p>
          </table:table-cell>
          <table:table-cell office:value-type="float" office:value="1738" table:style-name="ce12">
            <text:p>1,738</text:p>
          </table:table-cell>
          <table:table-cell office:value-type="float" office:value="1217098" table:style-name="ce12">
            <text:p>1,217,098</text:p>
          </table:table-cell>
          <table:table-cell office:value-type="float" office:value="1014484" table:style-name="ce12">
            <text:p>1,014,484</text:p>
          </table:table-cell>
          <table:table-cell office:value-type="float" office:value="1289190" table:style-name="ce12">
            <text:p>1,289,190</text:p>
          </table:table-cell>
          <table:table-cell office:value-type="float" office:value="8124" table:style-name="ce12">
            <text:p>8,124</text:p>
          </table:table-cell>
          <table:table-cell office:value-type="float" office:value="1.08" table:style-name="ce13">
            <text:p>1.08</text:p>
          </table:table-cell>
          <table:table-cell office:value-type="float" office:value="0.74" table:style-name="ce13">
            <text:p>0.74</text:p>
          </table:table-cell>
          <table:table-cell office:value-type="float" office:value="167.38" table:style-name="ce13">
            <text:p>167.38</text:p>
          </table:table-cell>
          <table:table-cell office:value-type="float" office:value="9651" table:style-name="ce12">
            <text:p>9,651</text:p>
          </table:table-cell>
          <table:table-cell office:value-type="float" office:value="9651" table:style-name="ce12">
            <text:p>9,651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星展(台灣)商業銀行</text:p>
          </table:table-cell>
          <table:table-cell office:value-type="float" office:value="3840305" table:style-name="ce12">
            <text:p>3,840,305</text:p>
          </table:table-cell>
          <table:table-cell office:value-type="float" office:value="2122428" table:style-name="ce12">
            <text:p>2,122,428</text:p>
          </table:table-cell>
          <table:table-cell office:value-type="float" office:value="658473" table:style-name="ce12">
            <text:p>658,473</text:p>
          </table:table-cell>
          <table:table-cell office:value-type="float" office:value="151057" table:style-name="ce12">
            <text:p>151,057</text:p>
          </table:table-cell>
          <table:table-cell office:value-type="float" office:value="8505093" table:style-name="ce12">
            <text:p>8,505,093</text:p>
          </table:table-cell>
          <table:table-cell office:value-type="float" office:value="13474027" table:style-name="ce12">
            <text:p>13,474,027</text:p>
          </table:table-cell>
          <table:table-cell office:value-type="float" office:value="23505878" table:style-name="ce12">
            <text:p>23,505,878</text:p>
          </table:table-cell>
          <table:table-cell office:value-type="float" office:value="122855" table:style-name="ce12">
            <text:p>122,855</text:p>
          </table:table-cell>
          <table:table-cell office:value-type="float" office:value="1.01" table:style-name="ce13">
            <text:p>1.01</text:p>
          </table:table-cell>
          <table:table-cell office:value-type="float" office:value="0.02" table:style-name="ce13">
            <text:p>0.02</text:p>
          </table:table-cell>
          <table:table-cell office:value-type="float" office:value="330.11" table:style-name="ce13">
            <text:p>330.11</text:p>
          </table:table-cell>
          <table:table-cell office:value-type="float" office:value="73338" table:style-name="ce12">
            <text:p>73,338</text:p>
          </table:table-cell>
          <table:table-cell office:value-type="float" office:value="73338" table:style-name="ce12">
            <text:p>73,338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新國際商業銀行</text:p>
          </table:table-cell>
          <table:table-cell office:value-type="float" office:value="6500402" table:style-name="ce12">
            <text:p>6,500,402</text:p>
          </table:table-cell>
          <table:table-cell office:value-type="float" office:value="4596014" table:style-name="ce12">
            <text:p>4,596,014</text:p>
          </table:table-cell>
          <table:table-cell office:value-type="float" office:value="60384" table:style-name="ce12">
            <text:p>60,384</text:p>
          </table:table-cell>
          <table:table-cell office:value-type="float" office:value="60567" table:style-name="ce12">
            <text:p>60,567</text:p>
          </table:table-cell>
          <table:table-cell office:value-type="float" office:value="10524667" table:style-name="ce12">
            <text:p>10,524,667</text:p>
          </table:table-cell>
          <table:table-cell office:value-type="float" office:value="23809839" table:style-name="ce12">
            <text:p>23,809,839</text:p>
          </table:table-cell>
          <table:table-cell office:value-type="float" office:value="42771048" table:style-name="ce12">
            <text:p>42,771,048</text:p>
          </table:table-cell>
          <table:table-cell office:value-type="float" office:value="133450" table:style-name="ce12">
            <text:p>133,450</text:p>
          </table:table-cell>
          <table:table-cell office:value-type="float" office:value="0.18" table:style-name="ce13">
            <text:p>0.18</text:p>
          </table:table-cell>
          <table:table-cell office:value-type="float" office:value="0.01" table:style-name="ce13">
            <text:p>0.01</text:p>
          </table:table-cell>
          <table:table-cell office:value-type="float" office:value="833.57" table:style-name="ce13">
            <text:p>833.57</text:p>
          </table:table-cell>
          <table:table-cell office:value-type="float" office:value="32747" table:style-name="ce12">
            <text:p>32,747</text:p>
          </table:table-cell>
          <table:table-cell office:value-type="float" office:value="32747" table:style-name="ce12">
            <text:p>32,747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安泰商業銀行</text:p>
          </table:table-cell>
          <table:table-cell office:value-type="float" office:value="126851" table:style-name="ce12">
            <text:p>126,851</text:p>
          </table:table-cell>
          <table:table-cell office:value-type="float" office:value="56393" table:style-name="ce12">
            <text:p>56,393</text:p>
          </table:table-cell>
          <table:table-cell office:value-type="float" office:value="557" table:style-name="ce12">
            <text:p>557</text:p>
          </table:table-cell>
          <table:table-cell office:value-type="float" office:value="268" table:style-name="ce12">
            <text:p>268</text:p>
          </table:table-cell>
          <table:table-cell office:value-type="float" office:value="159600" table:style-name="ce12">
            <text:p>159,600</text:p>
          </table:table-cell>
          <table:table-cell office:value-type="float" office:value="1300535" table:style-name="ce12">
            <text:p>1,300,535</text:p>
          </table:table-cell>
          <table:table-cell office:value-type="float" office:value="417668" table:style-name="ce12">
            <text:p>417,668</text:p>
          </table:table-cell>
          <table:table-cell office:value-type="float" office:value="342" table:style-name="ce12">
            <text:p>342</text:p>
          </table:table-cell>
          <table:table-cell office:value-type="float" office:value="0.26" table:style-name="ce13">
            <text:p>0.26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197.6" table:style-name="ce13">
            <text:p>197.6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中國信託商業銀行</text:p>
          </table:table-cell>
          <table:table-cell office:value-type="float" office:value="9127645" table:style-name="ce12">
            <text:p>9,127,645</text:p>
          </table:table-cell>
          <table:table-cell office:value-type="float" office:value="5816858" table:style-name="ce12">
            <text:p>5,816,858</text:p>
          </table:table-cell>
          <table:table-cell office:value-type="float" office:value="88227" table:style-name="ce12">
            <text:p>88,227</text:p>
          </table:table-cell>
          <table:table-cell office:value-type="float" office:value="64888" table:style-name="ce12">
            <text:p>64,888</text:p>
          </table:table-cell>
          <table:table-cell office:value-type="float" office:value="16680224" table:style-name="ce12">
            <text:p>16,680,224</text:p>
          </table:table-cell>
          <table:table-cell office:value-type="float" office:value="31204698" table:style-name="ce12">
            <text:p>31,204,698</text:p>
          </table:table-cell>
          <table:table-cell office:value-type="float" office:value="63739896" table:style-name="ce12">
            <text:p>63,739,896</text:p>
          </table:table-cell>
          <table:table-cell office:value-type="float" office:value="595279" table:style-name="ce12">
            <text:p>595,279</text:p>
          </table:table-cell>
          <table:table-cell office:value-type="float" office:value="0.18" table:style-name="ce13">
            <text:p>0.18</text:p>
          </table:table-cell>
          <table:table-cell office:value-type="float" office:value="0" table:style-name="ce13">
            <text:p>0.00</text:p>
          </table:table-cell>
          <table:table-cell office:value-type="float" office:value="329.54" table:style-name="ce13">
            <text:p>329.54</text:p>
          </table:table-cell>
          <table:table-cell office:value-type="float" office:value="102056" table:style-name="ce12">
            <text:p>102,056</text:p>
          </table:table-cell>
          <table:table-cell office:value-type="float" office:value="102056" table:style-name="ce12">
            <text:p>102,056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灣樂天信用卡股份有限公司</text:p>
          </table:table-cell>
          <table:table-cell office:value-type="float" office:value="503056" table:style-name="ce12">
            <text:p>503,056</text:p>
          </table:table-cell>
          <table:table-cell office:value-type="float" office:value="203669" table:style-name="ce12">
            <text:p>203,669</text:p>
          </table:table-cell>
          <table:table-cell office:value-type="float" office:value="2803" table:style-name="ce12">
            <text:p>2,803</text:p>
          </table:table-cell>
          <table:table-cell office:value-type="float" office:value="2732" table:style-name="ce12">
            <text:p>2,732</text:p>
          </table:table-cell>
          <table:table-cell office:value-type="float" office:value="651414" table:style-name="ce12">
            <text:p>651,414</text:p>
          </table:table-cell>
          <table:table-cell office:value-type="float" office:value="698721" table:style-name="ce12">
            <text:p>698,721</text:p>
          </table:table-cell>
          <table:table-cell office:value-type="float" office:value="990679" table:style-name="ce12">
            <text:p>990,679</text:p>
          </table:table-cell>
          <table:table-cell office:value-type="float" office:value="6821" table:style-name="ce12">
            <text:p>6,821</text:p>
          </table:table-cell>
          <table:table-cell office:value-type="float" office:value="2.02" table:style-name="ce13">
            <text:p>2.02</text:p>
          </table:table-cell>
          <table:table-cell office:value-type="float" office:value="0.92" table:style-name="ce13">
            <text:p>0.92</text:p>
          </table:table-cell>
          <table:table-cell office:value-type="float" office:value="190.8" table:style-name="ce13">
            <text:p>190.80</text:p>
          </table:table-cell>
          <table:table-cell office:value-type="float" office:value="855" table:style-name="ce12">
            <text:p>855</text:p>
          </table:table-cell>
          <table:table-cell office:value-type="float" office:value="855" table:style-name="ce12">
            <text:p>855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灣美國運通國際(股)公司</text:p>
          </table:table-cell>
          <table:table-cell office:value-type="float" office:value="188685" table:style-name="ce12">
            <text:p>188,685</text:p>
          </table:table-cell>
          <table:table-cell office:value-type="float" office:value="124856" table:style-name="ce12">
            <text:p>124,856</text:p>
          </table:table-cell>
          <table:table-cell office:value-type="float" office:value="3170" table:style-name="ce12">
            <text:p>3,170</text:p>
          </table:table-cell>
          <table:table-cell office:value-type="float" office:value="3238" table:style-name="ce12">
            <text:p>3,238</text:p>
          </table:table-cell>
          <table:table-cell office:value-type="float" office:value="295689" table:style-name="ce12">
            <text:p>295,689</text:p>
          </table:table-cell>
          <table:table-cell office:value-type="float" office:value="0" table:style-name="ce12">
            <text:p>0</text:p>
          </table:table-cell>
          <table:table-cell office:value-type="float" office:value="5935817" table:style-name="ce12">
            <text:p>5,935,817</text:p>
          </table:table-cell>
          <table:table-cell office:value-type="float" office:value="1038" table:style-name="ce12">
            <text:p>1,038</text:p>
          </table:table-cell>
          <table:table-cell office:value-type="float" office:value="0.15" table:style-name="ce13">
            <text:p>0.15</text:p>
          </table:table-cell>
          <table:table-cell office:value-type="float" office:value="0" table:style-name="ce13">
            <text:p>0.00</text:p>
          </table:table-cell>
          <table:table-cell office:value-type="float" office:value="696.35" table:style-name="ce13">
            <text:p>696.35</text:p>
          </table:table-cell>
          <table:table-cell office:value-type="float" office:value="1008" table:style-name="ce12">
            <text:p>1,008</text:p>
          </table:table-cell>
          <table:table-cell office:value-type="float" office:value="1008" table:style-name="ce12">
            <text:p>1,008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58799464" table:style-name="ce12">
            <text:p>58,799,464</text:p>
          </table:table-cell>
          <table:table-cell office:value-type="float" office:value="37887426" table:style-name="ce12">
            <text:p>37,887,426</text:p>
          </table:table-cell>
          <table:table-cell office:value-type="float" office:value="1185495" table:style-name="ce12">
            <text:p>1,185,495</text:p>
          </table:table-cell>
          <table:table-cell office:value-type="float" office:value="522168" table:style-name="ce12">
            <text:p>522,168</text:p>
          </table:table-cell>
          <table:table-cell office:value-type="float" office:value="106507015" table:style-name="ce12">
            <text:p>106,507,015</text:p>
          </table:table-cell>
          <table:table-cell office:value-type="float" office:value="194262158" table:style-name="ce12">
            <text:p>194,262,158</text:p>
          </table:table-cell>
          <table:table-cell office:value-type="float" office:value="385195508" table:style-name="ce12">
            <text:p>385,195,508</text:p>
          </table:table-cell>
          <table:table-cell office:value-type="float" office:value="1816278" table:style-name="ce12">
            <text:p>1,816,278</text:p>
          </table:table-cell>
          <table:table-cell office:value-type="float" office:value="0.24500749925058324" table:style-name="ce13">
            <text:p>0.25</text:p>
          </table:table-cell>
          <table:table-cell office:value-type="float" office:value="0.02" table:style-name="ce13">
            <text:p>0.02</text:p>
          </table:table-cell>
          <table:table-cell office:value-type="float" office:value="483.88720840279183" table:style-name="ce13">
            <text:p>483.89</text:p>
          </table:table-cell>
          <table:table-cell office:value-type="float" office:value="502737" table:style-name="ce12">
            <text:p>502,737</text:p>
          </table:table-cell>
          <table:table-cell office:value-type="float" office:value="502737" table:style-name="ce12">
            <text:p>502,737</text:p>
          </table:table-cell>
          <table:table-cell table:number-columns-repeated="16370"/>
        </table:table-row>
        <table:table-row table:style-name="ro2">
          <table:table-cell table:number-columns-repeated="14" table:style-name="ce14"/>
          <table:table-cell table:number-columns-repeated="16370"/>
        </table:table-row>
        <table:table-row table:style-name="ro2">
          <table:table-cell office:value-type="string" table:style-name="ce15">
            <text:p>一、資料來源：各金融機構自行申報。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office:value-type="string" table:style-name="ce15">
            <text:p>二、揭露項目及認定標準：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office:value-type="string" table:style-name="ce15">
            <text:p>　1.流通卡數：發卡總數減停卡總數，且卡片狀況為正常者。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office:value-type="string" table:style-name="ce15">
            <text:p>　2.有效卡數：最近六個月有消費紀錄之卡，不含Debit卡，只有郵購分期交易亦算有效卡，不含只有循環繳款之卡片。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office:value-type="string" table:style-name="ce15">
            <text:p>　3.當月發卡數：不含補發卡、續卡。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office:value-type="string" table:style-name="ce15">
            <text:p>　4.當月停卡數：指新增停卡部分。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office:value-type="string" table:style-name="ce15">
            <text:p>　5.循環信用餘額：係指持卡人使用循環信用之餘額。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office:value-type="string" table:style-name="ce15">
            <text:p>　6.未到期分期付款餘額：包括預借現金分期、消費帳款分期及帳單分期。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office:value-type="string" table:style-name="ce15">
            <text:p>　7.當月簽帳金額：係指持卡人當月刷卡消費金額，如屬分期消費帳款應於消費當月全數申報本欄。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office:value-type="string" table:style-name="ce15">
            <text:p>　8.當月預借現金金額：係指持卡人當月動用預借現金金額，如屬分期預借現金應於動用當月全數申報本欄。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office:value-type="string" table:style-name="ce15">
            <text:p>　9.逾期帳款：指持卡人每月繳款金額未達最低應繳金額、及雖未超逾期限但已向主、從債務人訴追者，其應付帳款。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office:value-type="string" table:style-name="ce15">
            <text:p>　　　　　　　若持卡人已逾期達數月，而嗣後繳付金額僅涵蓋一個月的最低應繳金額，則逾期期間減少一個月，須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office:value-type="string" table:style-name="ce15">
            <text:p>　　　　　　　俟持卡人將所積欠各期最低應繳金額全部償還後，始得回復為未逾期。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office:value-type="string" table:style-name="ce15">
            <text:p>　10.備抵呆帳提足率：實際提列備抵呆帳占應提備抵呆帳之比率。</text:p>
          </table:table-cell>
          <table:table-cell table:number-columns-repeated="13" table:style-name="ce14"/>
          <table:table-cell table:number-columns-repeated="16370"/>
        </table:table-row>
        <table:table-row table:style-name="ro2">
          <table:table-cell table:number-columns-repeated="14" table:style-name="ce14"/>
          <table:table-cell table:number-columns-repeated="16370"/>
        </table:table-row>
        <table:table-row table:number-rows-repeated="1048523" table:style-name="ro2">
          <table:table-cell table:number-columns-repeated="16384"/>
        </table:table-row>
        <table:named-expressions>
          <table:named-range table:name="外部資料_1" table:cell-range-address="11301.$A$1:11301.$N$22" table:base-cell-address="113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62992125984252in" fo:margin-right="0.23622047244094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236220472440945in" fo:margin-left="0.62992125984252in" fo:margin-right="0.236220472440945in" fo:margin-bottom="0in"/>
      </style:header-style>
      <style:footer-style>
        <style:header-footer-properties fo:min-height="0.0393700787401575in" fo:margin-left="0.62992125984252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邱靖雯</meta:initial-creator>
    <dc:creator>邱靖雯</dc:creator>
    <meta:creation-date>2024-03-12T00:55:42Z</meta:creation-date>
    <dc:date>2024-03-12T00:56:13Z</dc:date>
  </office:meta>
</office:document-meta>
</file>